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c74ae4040" style:family="table" style:master-page-name="ta-mp-0x7f0c74ae4040">
      <style:table-properties table:display="true" style:writing-mode="lr-tb"/>
    </style:style>
    <style:style style:name="ta-0x7f0c74ae4230" style:family="table" style:master-page-name="ta-mp-0x7f0c74ae4230">
      <style:table-properties table:display="true" style:writing-mode="lr-tb"/>
    </style:style>
    <style:style style:name="ta-0x7f0c74ae4420" style:family="table" style:master-page-name="ta-mp-0x7f0c74ae4420">
      <style:table-properties table:display="true" style:writing-mode="lr-tb"/>
    </style:style>
    <style:style style:name="ta-0x7f0c74ae4610" style:family="table" style:master-page-name="ta-mp-0x7f0c74ae4610">
      <style:table-properties table:display="true" style:writing-mode="lr-tb"/>
    </style:style>
    <style:style style:name="ta-0x7f0c74ae4800" style:family="table" style:master-page-name="ta-mp-0x7f0c74ae4800">
      <style:table-properties table:display="true" style:writing-mode="lr-tb"/>
    </style:style>
    <style:style style:name="ta-0x7f0c74ae49f0" style:family="table" style:master-page-name="ta-mp-0x7f0c74ae4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c74afbe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c0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e8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1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c5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c74ae8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2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c7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3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a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c74afc8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c74afc4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9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b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d0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c74ae85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c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d1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cd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4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c74afd2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c74afcf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3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6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da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c74ae8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7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db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8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f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c74afdd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c74afd9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de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0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e5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c74ae8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1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e6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2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c74afe7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c74afe3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8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a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ef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c74ae88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c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c74aff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ed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f4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c74aff1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c74afee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c74aff2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65.25pt" style:use-optimal-column-width="tru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54.75pt" style:use-optimal-column-width="true"/>
    </style:style>
    <style:style style:name="ACOL-9" style:family="table-column">
      <style:table-column-properties style:column-width="63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0c74ae4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c74afbef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c74afc018" office:value-type="string">
            <text:p>updateProfile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0c74ae4230" table:print="false">
        <office:forms form:automatic-focus="false" form:apply-design-mode="false">
          <form:form/>
        </office:forms>
        <table:table-column table:default-cell-style-name="ACE-0x7f0c74ae8430" table:style-name="ACOL-3"/>
        <table:table-column table:default-cell-style-name="ACE-0x7f0c74ae8430" table:style-name="ACOL-4"/>
        <table:table-column table:default-cell-style-name="ACE-0x7f0c74ae8430" table:style-name="ACOL-5"/>
        <table:table-column table:default-cell-style-name="ACE-0x7f0c74ae8430" table:style-name="ACOL-6"/>
        <table:table-column table:default-cell-style-name="ACE-0x7f0c74ae8430" table:style-name="ACOL-7"/>
        <table:table-column table:default-cell-style-name="ACE-0x7f0c74ae8430" table:style-name="ACOL-5"/>
        <table:table-column table:default-cell-style-name="ACE-0x7f0c74ae8430" table:style-name="ACOL-8"/>
        <table:table-column table:default-cell-style-name="ACE-0x7f0c74ae8430" table:style-name="ACOL-9"/>
        <table:table-column table:default-cell-style-name="ACE-0x7f0c74ae8430" table:style-name="ACOL-0" table:number-columns-repeated="120"/>
        <table:table-row table:style-name="AROW-2">
          <table:table-cell table:style-name="ACE-0x7f0c74afc140" office:value-type="string">
            <text:p>User Name</text:p>
          </table:table-cell>
          <table:table-cell table:style-name="ACE-0x7f0c74afc268" office:value-type="string">
            <text:p>Password</text:p>
          </table:table-cell>
          <table:table-cell table:style-name="ACE-0x7f0c74afc390" office:value-type="string">
            <text:p>s_product_id</text:p>
          </table:table-cell>
          <table:table-cell table:style-name="ACE-0x7f0c74afc390" office:value-type="string">
            <text:p>Payment ID</text:p>
          </table:table-cell>
          <table:table-cell table:style-name="ACE-0x7f0c74afc390" office:value-type="string">
            <text:p>user_id</text:p>
          </table:table-cell>
          <table:table-cell table:style-name="ACE-0x7f0c74afc390" office:value-type="string">
            <text:p>first_name</text:p>
          </table:table-cell>
          <table:table-cell table:style-name="ACE-0x7f0c74afc390" office:value-type="string">
            <text:p>last_name</text:p>
          </table:table-cell>
          <table:table-cell table:style-name="ACE-0x7f0c74afc4b8" office:value-type="string">
            <text:p>Phone_No</text:p>
          </table:table-cell>
          <table:table-cell table:number-columns-repeated="120" table:style-name="ACE-0x7f0c74ae8430"/>
        </table:table-row>
        <table:table-row table:style-name="AROW-2">
          <table:table-cell table:style-name="ACE-0x7f0c74afc5e0" office:value-type="string">
            <text:p>testapiuser@shopclues.com</text:p>
          </table:table-cell>
          <table:table-cell table:style-name="ACE-0x7f0c74afc708" office:value-type="string">
            <text:p>e10adc3949ba59abbe56e057f20f883e</text:p>
          </table:table-cell>
          <table:table-cell table:style-name="ACE-0x7f0c74afc708" office:value-type="float" office:value="4756008">
            <text:p>4756008</text:p>
          </table:table-cell>
          <table:table-cell table:style-name="ACE-0x7f0c74afc708" office:value-type="float" office:value="61">
            <text:p>61</text:p>
          </table:table-cell>
          <table:table-cell table:style-name="ACE-0x7f0c74afc830" office:value-type="float" office:value="7179169">
            <text:p>7179169</text:p>
          </table:table-cell>
          <table:table-cell table:style-name="ACE-0x7f0c74afc830" office:value-type="string">
            <text:p>newtest</text:p>
          </table:table-cell>
          <table:table-cell table:style-name="ACE-0x7f0c74afc708" office:value-type="string">
            <text:p>user</text:p>
          </table:table-cell>
          <table:table-cell table:style-name="ACE-0x7f0c74afc958" office:value-type="float" office:value="9650590812">
            <text:p>9650590812</text:p>
          </table:table-cell>
          <table:table-cell table:number-columns-repeated="120" table:style-name="ACE-0x7f0c74ae8430"/>
        </table:table-row>
        <table:table-row table:style-name="AROW-4">
          <table:table-cell table:number-columns-repeated="3" table:style-name="ACE-0x7f0c74ae8430"/>
          <table:table-cell table:style-name="ACE-0x7f0c74afca80"/>
          <table:table-cell table:number-columns-repeated="124" table:style-name="ACE-0x7f0c74ae84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AQA2_TestData" table:style-name="ta-0x7f0c74ae4420" table:print="false">
        <office:forms form:automatic-focus="false" form:apply-design-mode="false">
          <form:form/>
        </office:forms>
        <table:table-column table:default-cell-style-name="ACE-0x7f0c74ae8558" table:style-name="ACOL-3"/>
        <table:table-column table:default-cell-style-name="ACE-0x7f0c74ae8558" table:style-name="ACOL-4"/>
        <table:table-column table:default-cell-style-name="ACE-0x7f0c74ae8558" table:style-name="ACOL-5"/>
        <table:table-column table:default-cell-style-name="ACE-0x7f0c74ae8558" table:style-name="ACOL-6"/>
        <table:table-column table:default-cell-style-name="ACE-0x7f0c74ae8558" table:style-name="ACOL-7"/>
        <table:table-column table:default-cell-style-name="ACE-0x7f0c74ae8558" table:style-name="ACOL-5"/>
        <table:table-column table:default-cell-style-name="ACE-0x7f0c74ae8558" table:style-name="ACOL-8"/>
        <table:table-column table:default-cell-style-name="ACE-0x7f0c74ae8558" table:style-name="ACOL-9"/>
        <table:table-column table:default-cell-style-name="ACE-0x7f0c74ae8558" table:style-name="ACOL-0" table:number-columns-repeated="120"/>
        <table:table-row table:style-name="AROW-2">
          <table:table-cell table:style-name="ACE-0x7f0c74afcba8" office:value-type="string">
            <text:p>User Name</text:p>
          </table:table-cell>
          <table:table-cell table:style-name="ACE-0x7f0c74afccd0" office:value-type="string">
            <text:p>Password</text:p>
          </table:table-cell>
          <table:table-cell table:style-name="ACE-0x7f0c74afcdf8" office:value-type="string">
            <text:p>s_product_id</text:p>
          </table:table-cell>
          <table:table-cell table:style-name="ACE-0x7f0c74afcdf8" office:value-type="string">
            <text:p>Payment ID</text:p>
          </table:table-cell>
          <table:table-cell table:style-name="ACE-0x7f0c74afcdf8" office:value-type="string">
            <text:p>user_id</text:p>
          </table:table-cell>
          <table:table-cell table:style-name="ACE-0x7f0c74afcdf8" office:value-type="string">
            <text:p>first_name</text:p>
          </table:table-cell>
          <table:table-cell table:style-name="ACE-0x7f0c74afcdf8" office:value-type="string">
            <text:p>last_name</text:p>
          </table:table-cell>
          <table:table-cell table:style-name="ACE-0x7f0c74afcf20" office:value-type="string">
            <text:p>Phone_No</text:p>
          </table:table-cell>
          <table:table-cell table:number-columns-repeated="120" table:style-name="ACE-0x7f0c74ae8558"/>
        </table:table-row>
        <table:table-row table:style-name="AROW-2">
          <table:table-cell table:style-name="ACE-0x7f0c74afd048" office:value-type="string">
            <text:p>testapiuser@shopclues.com</text:p>
          </table:table-cell>
          <table:table-cell table:style-name="ACE-0x7f0c74afd170" office:value-type="string">
            <text:p>e10adc3949ba59abbe56e057f20f883e</text:p>
          </table:table-cell>
          <table:table-cell table:style-name="ACE-0x7f0c74afd170" office:value-type="float" office:value="4756008">
            <text:p>4756008</text:p>
          </table:table-cell>
          <table:table-cell table:style-name="ACE-0x7f0c74afd170" office:value-type="float" office:value="61">
            <text:p>61</text:p>
          </table:table-cell>
          <table:table-cell table:style-name="ACE-0x7f0c74afd298" office:value-type="float" office:value="7179169">
            <text:p>7179169</text:p>
          </table:table-cell>
          <table:table-cell table:style-name="ACE-0x7f0c74afd298" office:value-type="string">
            <text:p>newtest</text:p>
          </table:table-cell>
          <table:table-cell table:style-name="ACE-0x7f0c74afd170" office:value-type="string">
            <text:p>user</text:p>
          </table:table-cell>
          <table:table-cell table:style-name="ACE-0x7f0c74afd3c0" office:value-type="float" office:value="9650590812">
            <text:p>9650590812</text:p>
          </table:table-cell>
          <table:table-cell table:number-columns-repeated="120" table:style-name="ACE-0x7f0c74ae8558"/>
        </table:table-row>
        <table:table-row table:style-name="AROW-4">
          <table:table-cell table:number-columns-repeated="3" table:style-name="ACE-0x7f0c74ae8558"/>
          <table:table-cell table:style-name="ACE-0x7f0c74afd4e8"/>
          <table:table-cell table:number-columns-repeated="124" table:style-name="ACE-0x7f0c74ae85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0c74ae4610" table:print="false">
        <office:forms form:automatic-focus="false" form:apply-design-mode="false">
          <form:form/>
        </office:forms>
        <table:table-column table:default-cell-style-name="ACE-0x7f0c74ae8680" table:style-name="ACOL-3"/>
        <table:table-column table:default-cell-style-name="ACE-0x7f0c74ae8680" table:style-name="ACOL-4"/>
        <table:table-column table:default-cell-style-name="ACE-0x7f0c74ae8680" table:style-name="ACOL-5"/>
        <table:table-column table:default-cell-style-name="ACE-0x7f0c74ae8680" table:style-name="ACOL-6"/>
        <table:table-column table:default-cell-style-name="ACE-0x7f0c74ae8680" table:style-name="ACOL-7"/>
        <table:table-column table:default-cell-style-name="ACE-0x7f0c74ae8680" table:style-name="ACOL-5"/>
        <table:table-column table:default-cell-style-name="ACE-0x7f0c74ae8680" table:style-name="ACOL-8"/>
        <table:table-column table:default-cell-style-name="ACE-0x7f0c74ae8680" table:style-name="ACOL-9"/>
        <table:table-column table:default-cell-style-name="ACE-0x7f0c74ae8680" table:style-name="ACOL-0" table:number-columns-repeated="120"/>
        <table:table-row table:style-name="AROW-2">
          <table:table-cell table:style-name="ACE-0x7f0c74afd610" office:value-type="string">
            <text:p>User Name</text:p>
          </table:table-cell>
          <table:table-cell table:style-name="ACE-0x7f0c74afd738" office:value-type="string">
            <text:p>Password</text:p>
          </table:table-cell>
          <table:table-cell table:style-name="ACE-0x7f0c74afd860" office:value-type="string">
            <text:p>s_product_id</text:p>
          </table:table-cell>
          <table:table-cell table:style-name="ACE-0x7f0c74afd860" office:value-type="string">
            <text:p>Payment ID</text:p>
          </table:table-cell>
          <table:table-cell table:style-name="ACE-0x7f0c74afd860" office:value-type="string">
            <text:p>user_id</text:p>
          </table:table-cell>
          <table:table-cell table:style-name="ACE-0x7f0c74afd860" office:value-type="string">
            <text:p>first_name</text:p>
          </table:table-cell>
          <table:table-cell table:style-name="ACE-0x7f0c74afd860" office:value-type="string">
            <text:p>last_name</text:p>
          </table:table-cell>
          <table:table-cell table:style-name="ACE-0x7f0c74afd988" office:value-type="string">
            <text:p>Phone_No</text:p>
          </table:table-cell>
          <table:table-cell table:number-columns-repeated="120" table:style-name="ACE-0x7f0c74ae8680"/>
        </table:table-row>
        <table:table-row table:style-name="AROW-2">
          <table:table-cell table:style-name="ACE-0x7f0c74afdab0" office:value-type="string">
            <text:p>testapiuser@shopclues.com</text:p>
          </table:table-cell>
          <table:table-cell table:style-name="ACE-0x7f0c74afdbd8" office:value-type="string">
            <text:p>e10adc3949ba59abbe56e057f20f883e</text:p>
          </table:table-cell>
          <table:table-cell table:style-name="ACE-0x7f0c74afdbd8" office:value-type="float" office:value="4756008">
            <text:p>4756008</text:p>
          </table:table-cell>
          <table:table-cell table:style-name="ACE-0x7f0c74afdbd8" office:value-type="float" office:value="61">
            <text:p>61</text:p>
          </table:table-cell>
          <table:table-cell table:style-name="ACE-0x7f0c74afdd00" office:value-type="float" office:value="7179169">
            <text:p>7179169</text:p>
          </table:table-cell>
          <table:table-cell table:style-name="ACE-0x7f0c74afdd00" office:value-type="string">
            <text:p>newtest</text:p>
          </table:table-cell>
          <table:table-cell table:style-name="ACE-0x7f0c74afdbd8" office:value-type="string">
            <text:p>user</text:p>
          </table:table-cell>
          <table:table-cell table:style-name="ACE-0x7f0c74afde28" office:value-type="float" office:value="9650590812">
            <text:p>9650590812</text:p>
          </table:table-cell>
          <table:table-cell table:number-columns-repeated="120" table:style-name="ACE-0x7f0c74ae8680"/>
        </table:table-row>
        <table:table-row table:style-name="AROW-4">
          <table:table-cell table:number-columns-repeated="3" table:style-name="ACE-0x7f0c74ae8680"/>
          <table:table-cell table:style-name="ACE-0x7f0c74afdf50"/>
          <table:table-cell table:number-columns-repeated="124" table:style-name="ACE-0x7f0c74ae86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0c74ae4800" table:print="false">
        <office:forms form:automatic-focus="false" form:apply-design-mode="false">
          <form:form/>
        </office:forms>
        <table:table-column table:default-cell-style-name="ACE-0x7f0c74ae87a8" table:style-name="ACOL-3"/>
        <table:table-column table:default-cell-style-name="ACE-0x7f0c74ae87a8" table:style-name="ACOL-4"/>
        <table:table-column table:default-cell-style-name="ACE-0x7f0c74ae87a8" table:style-name="ACOL-5"/>
        <table:table-column table:default-cell-style-name="ACE-0x7f0c74ae87a8" table:style-name="ACOL-6"/>
        <table:table-column table:default-cell-style-name="ACE-0x7f0c74ae87a8" table:style-name="ACOL-7"/>
        <table:table-column table:default-cell-style-name="ACE-0x7f0c74ae87a8" table:style-name="ACOL-5"/>
        <table:table-column table:default-cell-style-name="ACE-0x7f0c74ae87a8" table:style-name="ACOL-8"/>
        <table:table-column table:default-cell-style-name="ACE-0x7f0c74ae87a8" table:style-name="ACOL-9"/>
        <table:table-column table:default-cell-style-name="ACE-0x7f0c74ae87a8" table:style-name="ACOL-0" table:number-columns-repeated="120"/>
        <table:table-row table:style-name="AROW-2">
          <table:table-cell table:style-name="ACE-0x7f0c74afe078" office:value-type="string">
            <text:p>User Name</text:p>
          </table:table-cell>
          <table:table-cell table:style-name="ACE-0x7f0c74afe1a0" office:value-type="string">
            <text:p>Password</text:p>
          </table:table-cell>
          <table:table-cell table:style-name="ACE-0x7f0c74afe2c8" office:value-type="string">
            <text:p>s_product_id</text:p>
          </table:table-cell>
          <table:table-cell table:style-name="ACE-0x7f0c74afe2c8" office:value-type="string">
            <text:p>Payment ID</text:p>
          </table:table-cell>
          <table:table-cell table:style-name="ACE-0x7f0c74afe2c8" office:value-type="string">
            <text:p>user_id</text:p>
          </table:table-cell>
          <table:table-cell table:style-name="ACE-0x7f0c74afe2c8" office:value-type="string">
            <text:p>first_name</text:p>
          </table:table-cell>
          <table:table-cell table:style-name="ACE-0x7f0c74afe2c8" office:value-type="string">
            <text:p>last_name</text:p>
          </table:table-cell>
          <table:table-cell table:style-name="ACE-0x7f0c74afe3f0" office:value-type="string">
            <text:p>Phone_No</text:p>
          </table:table-cell>
          <table:table-cell table:number-columns-repeated="120" table:style-name="ACE-0x7f0c74ae87a8"/>
        </table:table-row>
        <table:table-row table:style-name="AROW-2">
          <table:table-cell table:style-name="ACE-0x7f0c74afe518" office:value-type="string">
            <text:p>testapiuser@shopclues.com</text:p>
          </table:table-cell>
          <table:table-cell table:style-name="ACE-0x7f0c74afe640" office:value-type="string">
            <text:p>e10adc3949ba59abbe56e057f20f883e</text:p>
          </table:table-cell>
          <table:table-cell table:style-name="ACE-0x7f0c74afe640" office:value-type="float" office:value="4756008">
            <text:p>4756008</text:p>
          </table:table-cell>
          <table:table-cell table:style-name="ACE-0x7f0c74afe640" office:value-type="float" office:value="61">
            <text:p>61</text:p>
          </table:table-cell>
          <table:table-cell table:style-name="ACE-0x7f0c74afe768" office:value-type="float" office:value="7179169">
            <text:p>7179169</text:p>
          </table:table-cell>
          <table:table-cell table:style-name="ACE-0x7f0c74afe768" office:value-type="string">
            <text:p>newtest</text:p>
          </table:table-cell>
          <table:table-cell table:style-name="ACE-0x7f0c74afe640" office:value-type="string">
            <text:p>user</text:p>
          </table:table-cell>
          <table:table-cell table:style-name="ACE-0x7f0c74afe890" office:value-type="float" office:value="9650590812">
            <text:p>9650590812</text:p>
          </table:table-cell>
          <table:table-cell table:number-columns-repeated="120" table:style-name="ACE-0x7f0c74ae87a8"/>
        </table:table-row>
        <table:table-row table:style-name="AROW-4">
          <table:table-cell table:number-columns-repeated="3" table:style-name="ACE-0x7f0c74ae87a8"/>
          <table:table-cell table:style-name="ACE-0x7f0c74afe9b8"/>
          <table:table-cell table:number-columns-repeated="124" table:style-name="ACE-0x7f0c74ae87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0c74ae49f0" table:print="false">
        <office:forms form:automatic-focus="false" form:apply-design-mode="false">
          <form:form/>
        </office:forms>
        <table:table-column table:default-cell-style-name="ACE-0x7f0c74ae88d0" table:style-name="ACOL-3"/>
        <table:table-column table:default-cell-style-name="ACE-0x7f0c74ae88d0" table:style-name="ACOL-4"/>
        <table:table-column table:default-cell-style-name="ACE-0x7f0c74ae88d0" table:style-name="ACOL-5"/>
        <table:table-column table:default-cell-style-name="ACE-0x7f0c74ae88d0" table:style-name="ACOL-6"/>
        <table:table-column table:default-cell-style-name="ACE-0x7f0c74ae88d0" table:style-name="ACOL-7"/>
        <table:table-column table:default-cell-style-name="ACE-0x7f0c74ae88d0" table:style-name="ACOL-5"/>
        <table:table-column table:default-cell-style-name="ACE-0x7f0c74ae88d0" table:style-name="ACOL-8"/>
        <table:table-column table:default-cell-style-name="ACE-0x7f0c74ae88d0" table:style-name="ACOL-9"/>
        <table:table-column table:default-cell-style-name="ACE-0x7f0c74ae88d0" table:style-name="ACOL-0" table:number-columns-repeated="120"/>
        <table:table-row table:style-name="AROW-2">
          <table:table-cell table:style-name="ACE-0x7f0c74afeae0" office:value-type="string">
            <text:p>User Name</text:p>
          </table:table-cell>
          <table:table-cell table:style-name="ACE-0x7f0c74afec08" office:value-type="string">
            <text:p>Password</text:p>
          </table:table-cell>
          <table:table-cell table:style-name="ACE-0x7f0c74afed30" office:value-type="string">
            <text:p>s_product_id</text:p>
          </table:table-cell>
          <table:table-cell table:style-name="ACE-0x7f0c74afed30" office:value-type="string">
            <text:p>Payment ID</text:p>
          </table:table-cell>
          <table:table-cell table:style-name="ACE-0x7f0c74afed30" office:value-type="string">
            <text:p>user_id</text:p>
          </table:table-cell>
          <table:table-cell table:style-name="ACE-0x7f0c74afed30" office:value-type="string">
            <text:p>first_name</text:p>
          </table:table-cell>
          <table:table-cell table:style-name="ACE-0x7f0c74afed30" office:value-type="string">
            <text:p>last_name</text:p>
          </table:table-cell>
          <table:table-cell table:style-name="ACE-0x7f0c74afee58" office:value-type="string">
            <text:p>Phone_No</text:p>
          </table:table-cell>
          <table:table-cell table:number-columns-repeated="120" table:style-name="ACE-0x7f0c74ae88d0"/>
        </table:table-row>
        <table:table-row table:style-name="AROW-2">
          <table:table-cell table:style-name="ACE-0x7f0c74afef80" office:value-type="string">
            <text:p>testapiuser@shopclues.com</text:p>
          </table:table-cell>
          <table:table-cell table:style-name="ACE-0x7f0c74aff0a8" office:value-type="string">
            <text:p>e10adc3949ba59abbe56e057f20f883e</text:p>
          </table:table-cell>
          <table:table-cell table:style-name="ACE-0x7f0c74aff0a8" office:value-type="float" office:value="4756008">
            <text:p>4756008</text:p>
          </table:table-cell>
          <table:table-cell table:style-name="ACE-0x7f0c74aff0a8" office:value-type="float" office:value="61">
            <text:p>61</text:p>
          </table:table-cell>
          <table:table-cell table:style-name="ACE-0x7f0c74aff1d0" office:value-type="float" office:value="7179169">
            <text:p>7179169</text:p>
          </table:table-cell>
          <table:table-cell table:style-name="ACE-0x7f0c74aff1d0" office:value-type="string">
            <text:p>newtest</text:p>
          </table:table-cell>
          <table:table-cell table:style-name="ACE-0x7f0c74aff0a8" office:value-type="string">
            <text:p>user</text:p>
          </table:table-cell>
          <table:table-cell table:style-name="ACE-0x7f0c74aff2f8" office:value-type="float" office:value="9650590812">
            <text:p>9650590812</text:p>
          </table:table-cell>
          <table:table-cell table:number-columns-repeated="120" table:style-name="ACE-0x7f0c74ae88d0"/>
        </table:table-row>
        <table:table-row table:style-name="AROW-4">
          <table:table-cell table:number-columns-repeated="3" table:style-name="ACE-0x7f0c74ae88d0"/>
          <table:table-cell table:style-name="ACE-0x7f0c74aff420"/>
          <table:table-cell table:number-columns-repeated="124" table:style-name="ACE-0x7f0c74ae88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c74ae33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c74ae2f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c74aa55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c74a94d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c74af1b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c74aef8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c74ae4040" style:display-name="TestCase" style:page-layout-name="pl-0x7f0c74ae33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c74ae4230" style:display-name="AQA1_TestData" style:page-layout-name="pl-0x7f0c74ae2f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c74ae4420" style:display-name="AQA2_TestData" style:page-layout-name="pl-0x7f0c74aa55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c74ae4610" style:display-name="AQA3_TestData" style:page-layout-name="pl-0x7f0c74a94d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c74ae4800" style:display-name="AQA4_TestData" style:page-layout-name="pl-0x7f0c74af1b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c74ae49f0" style:display-name="AQA5_TestData" style:page-layout-name="pl-0x7f0c74aef8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06:0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